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fo:color="#000000" loext:opacity="100%" style:font-name="Times New Roman" fo:font-size="14pt" fo:language="uk" fo:country="UA" fo:font-weight="bold" officeooo:rsid="00043759" officeooo:paragraph-rsid="00043759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15%"/>
      <style:text-properties fo:color="#000000" loext:opacity="100%" style:font-name="Times New Roman" fo:font-size="14pt" officeooo:paragraph-rsid="001649b4" style:font-size-asian="14pt" style:font-size-complex="14pt"/>
    </style:style>
    <style:style style:name="P3" style:family="paragraph" style:parent-style-name="Text_20_body">
      <style:paragraph-properties fo:line-height="115%"/>
      <style:text-properties fo:color="#000000" loext:opacity="100%" style:font-name="Times New Roman" fo:font-size="14pt" officeooo:paragraph-rsid="002b8c88" style:font-size-asian="14pt" style:font-size-complex="14pt"/>
    </style:style>
    <style:style style:name="P4" style:family="paragraph" style:parent-style-name="Standard">
      <style:paragraph-properties fo:line-height="115%"/>
      <style:text-properties officeooo:paragraph-rsid="0029f06f"/>
    </style:style>
    <style:style style:name="P5" style:family="paragraph" style:parent-style-name="Standard">
      <style:paragraph-properties fo:margin-top="0.0398in" fo:margin-bottom="0.0398in" style:contextual-spacing="false" fo:line-height="115%"/>
      <style:text-properties officeooo:paragraph-rsid="0029f06f"/>
    </style:style>
    <style:style style:name="P6" style:family="paragraph" style:parent-style-name="Text_20_body">
      <style:paragraph-properties fo:line-height="115%"/>
      <style:text-properties officeooo:paragraph-rsid="0006925f"/>
    </style:style>
    <style:style style:name="P7" style:family="paragraph" style:parent-style-name="Text_20_body">
      <style:paragraph-properties fo:line-height="115%"/>
      <style:text-properties officeooo:paragraph-rsid="002695f5"/>
    </style:style>
    <style:style style:name="P8" style:family="paragraph" style:parent-style-name="Text_20_body">
      <style:paragraph-properties fo:line-height="115%"/>
      <style:text-properties officeooo:paragraph-rsid="0028ca96"/>
    </style:style>
    <style:style style:name="P9" style:family="paragraph" style:parent-style-name="Text_20_body">
      <style:paragraph-properties fo:line-height="115%"/>
      <style:text-properties officeooo:paragraph-rsid="00310f15"/>
    </style:style>
    <style:style style:name="P10" style:family="paragraph" style:parent-style-name="Text_20_body">
      <style:paragraph-properties fo:line-height="115%"/>
      <style:text-properties style:font-name="Times New Roman" fo:font-size="14pt" officeooo:paragraph-rsid="000ce1c1" style:font-size-asian="14pt" style:font-size-complex="14pt"/>
    </style:style>
    <style:style style:name="P11" style:family="paragraph" style:parent-style-name="Standard">
      <style:paragraph-properties fo:line-height="115%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43759" officeooo:paragraph-rsid="00232804" style:font-size-asian="14pt" style:font-size-complex="14pt"/>
    </style:style>
    <style:style style:name="P12" style:family="paragraph" style:parent-style-name="Text_20_body">
      <style:paragraph-properties fo:line-height="115%"/>
      <style:text-properties fo:color="#000000" loext:opacity="100%" style:font-name="Times New Roman" fo:font-size="14pt" fo:language="uk" fo:country="UA" officeooo:rsid="00043759" officeooo:paragraph-rsid="0024e49f" style:font-size-asian="14pt" style:font-size-complex="14pt"/>
    </style:style>
    <style:style style:name="P13" style:family="paragraph" style:parent-style-name="Text_20_body">
      <style:paragraph-properties fo:line-height="115%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43759" officeooo:paragraph-rsid="00310f15" style:font-size-asian="14pt" style:font-size-complex="14pt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 loext:padding="0in" loext:border="none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43759" style:font-size-asian="14pt" style:font-size-complex="14pt"/>
    </style:style>
    <style:style style:name="T3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1a6b28" style:font-size-asian="14pt" style:font-size-complex="14pt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24e49f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2695f5" style:font-size-asian="14pt" style:font-size-complex="14pt"/>
    </style:style>
    <style:style style:name="T6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d8b35" style:font-size-asian="14pt" style:font-size-complex="14pt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officeooo:rsid="0024e49f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officeooo:rsid="002695f5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officeooo:rsid="002e53d9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uk" fo:country="UA" fo:font-style="normal" fo:font-weight="normal" officeooo:rsid="000d4e12"/>
    </style:style>
    <style:style style:name="T12" style:family="text">
      <style:text-properties fo:font-variant="normal" fo:text-transform="none" fo:letter-spacing="normal" fo:language="uk" fo:country="UA" fo:font-style="normal" fo:font-weight="normal" officeooo:rsid="00043759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style:font-name="Times New Roman" fo:font-size="14pt" fo:language="uk" fo:country="UA" officeooo:rsid="00043759" style:font-size-asian="14pt" style:font-size-complex="14pt"/>
    </style:style>
    <style:style style:name="T15" style:family="text">
      <style:text-properties fo:color="#000000" loext:opacity="100%" style:font-name="Times New Roman" fo:font-size="14pt" fo:language="uk" fo:country="UA" officeooo:rsid="000c1c4c" style:font-size-asian="14pt" style:font-size-complex="14pt"/>
    </style:style>
    <style:style style:name="T16" style:family="text">
      <style:text-properties fo:color="#000000" loext:opacity="100%" style:font-name="Times New Roman" fo:font-size="14pt" fo:language="uk" fo:country="UA" officeooo:rsid="002695f5" style:font-size-asian="14pt" style:font-size-complex="14pt"/>
    </style:style>
    <style:style style:name="T17" style:family="text">
      <style:text-properties fo:color="#000000" loext:opacity="100%" style:font-name="Times New Roman" fo:font-size="14pt" fo:language="uk" fo:country="UA" officeooo:rsid="0008852d" style:font-size-asian="14pt" style:font-size-complex="14pt"/>
    </style:style>
    <style:style style:name="T18" style:family="text">
      <style:text-properties fo:color="#000000" loext:opacity="100%" style:font-name="Times New Roman" fo:font-size="14pt" fo:language="uk" fo:country="UA" officeooo:rsid="0029f06f" style:font-size-asian="14pt" style:font-size-complex="14pt"/>
    </style:style>
    <style:style style:name="T19" style:family="text">
      <style:text-properties fo:color="#000000" loext:opacity="100%" style:font-name="Times New Roman" fo:font-size="14pt" fo:language="uk" fo:country="UA" fo:font-weight="bold" officeooo:rsid="0029f06f" style:font-size-asian="14pt" style:font-weight-asian="bold" style:font-size-complex="14pt" style:font-weight-complex="bold"/>
    </style:style>
    <style:style style:name="T20" style:family="text">
      <style:text-properties fo:color="#000000" loext:opacity="100%" style:font-name="Times New Roman" fo:font-size="14pt" fo:language="uk" fo:country="UA" fo:font-weight="bold" officeooo:rsid="002695f5" style:font-size-asian="14pt" style:font-weight-asian="bold" style:font-size-complex="14pt" style:font-weight-complex="bold"/>
    </style:style>
    <style:style style:name="T21" style:family="text">
      <style:text-properties fo:color="#000000" loext:opacity="100%" style:font-name="Times New Roman" fo:font-size="14pt" fo:language="uk" fo:country="UA" fo:font-weight="bold" officeooo:rsid="003993c9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Times New Roman" fo:font-size="14pt" style:font-size-asian="14pt" style:font-size-complex="14pt"/>
    </style:style>
    <style:style style:name="T23" style:family="text">
      <style:text-properties fo:color="#000000" loext:opacity="100%" fo:language="uk" fo:country="UA" officeooo:rsid="00152ad3"/>
    </style:style>
    <style:style style:name="T24" style:family="text">
      <style:text-properties style:font-name="Times New Roman" fo:font-size="14pt" fo:language="uk" fo:country="UA" fo:font-weight="bold" officeooo:rsid="0027df1e" style:font-size-asian="14pt" style:font-weight-asian="bold" style:font-size-complex="14pt" style:font-weight-complex="bold"/>
    </style:style>
    <style:style style:name="T25" style:family="text">
      <style:text-properties style:font-name="Times New Roman" fo:font-size="14pt" fo:language="uk" fo:country="UA" fo:font-weight="bold" officeooo:rsid="0028ca96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style:font-size-asian="14pt" style:font-size-complex="14pt"/>
    </style:style>
    <style:style style:name="T27" style:family="text">
      <style:text-properties style:font-name="Times New Roman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еній Леонардо да Вінчі</text:p>
      <text:p text:style-name="P6"><text:span text:style-name="T14">Леонардо да Вінчі народився у 1452 році у Флоренції. Він прославився як художник завдяки своїм шедеврам, таким як "Таємна вечеря" та "Усмішка Дж</text:span><text:span text:style-name="T15">о</text:span><text:span text:style-name="T14">конди". </text:span><text:span text:style-name="Strong_20_Emphasis"><text:span text:style-name="T1">Але не всім відомо, що живописання було далеко не єдиним талантом цього митця. То яким же був Леонардо Да Вінчі, художник, інженер, винахідник, вчений і архітектор?</text:span></text:span><text:span text:style-name="T22"> </text:span></text:p>
      <text:p text:style-name="P2">Леонардо да Вінчі є символом ренесансу, оскільки його інтелект, творчість та винаходи поєднали мистецтво з наукою та інженерією, утворивши відмінного універсального генія. <text:span text:style-name="T10">Для </text:span><text:span text:style-name="T11">нього</text:span><text:span text:style-name="T10"> наука й мистецтво були взаємопов’язаними. Як учений та інженер Леонардо да Вінчі збагатив проникаючими дослідженнями майже всі області науки того часу, розглядаючи свої замітки і малюнки як підготовку до гігантської енциклопедії людських знань. Скептично ставлячись до популярного у той час ідеалу ученого-ерудита, Леонардо да Вінчі був найбільшим яскравим представником нового, заснованого на експерименті, мистецтвознавства. </text:span></text:p>
      <text:p text:style-name="P12">Поєднання науки та живопису, особливо у виконанні Леонардо да Вінчі, проявляється у декількох аспектах:</text:p>
      <text:p text:style-name="P7"><text:span text:style-name="T9">Біологічні</text:span><text:span text:style-name="T7"> дослідження:</text:span><text:span text:style-name="T4"> </text:span><text:span text:style-name="T2">Леонардо </text:span><text:span text:style-name="T3">д</text:span><text:span text:style-name="T2">а Вінчі був вченим-анатомістом і ботаніком. </text:span><text:span text:style-name="T22">Леонардо вивчав анатомію людського тіла, проводячи докладні розбори та малюючи найдрібніші деталі, відображаючи свої спостереження у своїх живописних роботах. </text:span><text:span text:style-name="T2">Саме він вперше описав деякі кістки та нерви, зробив ілюстрації розтинів, досліджував ембріологію.</text:span><text:span text:style-name="T22"> Це дозволяло йому створювати більш реалістичні та точні зображення людського тіла. </text:span><text:span text:style-name="T2">Лише на його картинах зображено понад 100 видів рослин, що робить їх цінними не лише в мистецькому, а й в науковому плані.</text:span></text:p>
      <text:p text:style-name="P7"><text:span text:style-name="T8">Використання світла та тіні:</text:span><text:span text:style-name="T5"> </text:span><text:span text:style-name="T22">Він використовував світло та тінь, щоб створити глибину та реалізм у своїх полотнах, використовуючи принципи оптики та спостереження за світлом. </text:span></text:p>
      <text:p text:style-name="P9"><text:span text:style-name="T20">Передача природних явищ:</text:span><text:span text:style-name="T16"> </text:span><text:span text:style-name="T22">Його малюнки та студії зображували водні потоки, вітряні рухи, ефекти освітлення, що відображає його науковий підхід до вивчення природи та її відтворення у мистецтві. </text:span><text:span text:style-name="T2">Да Вінчі першим об</text:span><text:span text:style-name="T3">ґ</text:span><text:span text:style-name="T2">рунтував і пояснив, чому небо синього кольору: «Синява неба відбувається завдяки товщі освітлених частинок повітря, яка розташована між Землею і чорнотою, що знаходиться вгорі». </text:span></text:p>
      <text:p text:style-name="P13">Леонардо да Вінчі створив декілька надзвичайних картин, серед найвідоміших:</text:p>
      <text:p text:style-name="P8"><text:soft-page-break/><text:span text:style-name="T27">“</text:span><text:span text:style-name="T24">Мона Ліза</text:span><text:span text:style-name="T27">”:</text:span><text:span text:style-name="T26"> Це, мабуть, його найбільш відоме полотно. Цей портрет жінки з таємничим посмішкою є одним із найвпливовіших творів у світовій історії мистецтва.</text:span></text:p>
      <text:p text:style-name="P8"><text:span text:style-name="T27">“</text:span><text:span text:style-name="T25">Таємна вечеря</text:span><text:span text:style-name="T27">”:</text:span><text:span text:style-name="T26"> Розміщена на стіні монастирської їдальні, ця картина зображує останню вечерю Ісуса Христа з апостолами. Вона вражає своєю глибиною та складністю композиції.</text:span></text:p>
      <text:p text:style-name="P8"><text:span text:style-name="T27">“</text:span><text:span text:style-name="T25">Пані з горностаєм</text:span><text:span text:style-name="T27">”:</text:span><text:span text:style-name="T26"> Це портрет жінки з горностаєм, в якому відображена унікальна гра світла і тіні, характерна для Леонардо.</text:span></text:p>
      <text:p text:style-name="P11">Ці шедеври відображають талант Леонардо да Вінчі в мистецтві та його унікальність у передачі емоцій та деталей у своїх творах.</text:p>
      <text:p text:style-name="P5"><text:span text:style-name="T14">Леонардо да Вінчі відомий своїми винаходами, які були унікальні та часом передчасні для його епохи. </text:span><text:span text:style-name="T2">Він зробив спроби встановити коефіцієнти тертя і ковзання, вивчав опір металів, займався гідравлікою. Численні гідротехнічні досліди допомогли Леонардо правильно описати рівновагу рідини у посуді. Особливу увагу </text:span><text:span text:style-name="T6">майстер</text:span><text:span text:style-name="T2"> приділяв механіці, називаючи її «раєм математичних наук» і бачачи в ній головний ключ до таємниць світопізнання. <text:s/></text:span><text:span text:style-name="T14">Деякі з його концепцій включають</text:span><text:span text:style-name="T17">:</text:span></text:p>
      <text:p text:style-name="P4"><text:span text:style-name="T19">Літак:</text:span><text:span text:style-name="T18"> </text:span><text:span text:style-name="T22">Він розробив кілька креслень крил та літака, використовуючи знання про пташиний польот та аеродинаміку. Його дослідження були спирані на спостереження птахів, щоб зрозуміти принципи польоту.</text:span></text:p>
      <text:p text:style-name="P4"><text:span text:style-name="T19">Підводний човен:</text:span><text:span text:style-name="T18"> </text:span><text:span text:style-name="T22">Леонардо малював креслення підводного човна, що відображає його інтерес до технології підводного плавання та військових застосувань.</text:span></text:p>
      <text:p text:style-name="P4"><text:span text:style-name="T19">Танк:</text:span><text:span text:style-name="T18"> </text:span><text:span text:style-name="T22">Його винахід танка був у формі броньованого об'єкту, який мав рухатися та мати здатність стріляти, захищаючи військовий загін.</text:span></text:p>
      <text:p text:style-name="P4"><text:span text:style-name="T19">Механічний Л</text:span><text:span text:style-name="T21">ев</text:span><text:span text:style-name="T19">:</text:span><text:span text:style-name="T18"> </text:span><text:span text:style-name="T22">Це був автомат, що мав імітувати рухи тварини, задаючи питання про механізацію життя.</text:span></text:p>
      <text:p text:style-name="P4"><text:span text:style-name="T19">Водяний Млин:</text:span><text:span text:style-name="T18"> </text:span><text:span text:style-name="T22">Винахід Леонардо включав водяний млин, що мав застосування у різних галузях, від млинів до заводів.</text:span></text:p>
      <text:p text:style-name="P10"><text:span text:style-name="T23">Да Вінчі ще приписують винахід кремнієвого замку, парашута та багатозарядної гармати, але документально це складно підтвердити. Але все одно, ц</text:span><text:span text:style-name="T13">і винаходи відображають його вражаючий розум, творчий підхід до проблем та бажання зробити світ кращим за допомогою науки та технології. </text:span></text:p>
      <text:p text:style-name="P3"><text:span text:style-name="T12">Окрім живопису і науки у да Вінчі було ще безліч талантів. За деякими джерелами він фігурує як талановитий музикант. Виявляється, Леонардо віртуозно грав на лірі. До захоплень Леонардо належать кулінарія та мистецтво сервірування. У Мілані він 13 років був розпорядником придворних бенкетів. В </text:span><text:soft-page-break/><text:span text:style-name="T12">той же час винайшов декілька кулінарних пристосувань для полегшення куховарства. Його знаємо і як філософа та архітектора. Також Леонардо да Вінчі розглядають як літератора. І хоч, він майже не володів латиною, популярною на той час, його перу належить немало наукових праць і художніх прозових творів. Всі вони були хаотично написані на різних листках, які його наступники систематизували у книги. Сам Леонардо не опублікував жодного свого рядка, хоч завжди мріяв про видання своїх праць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7:55:41.834000000</meta:creation-date>
    <dc:date>2023-10-30T21:34:25.201000000</dc:date>
    <meta:editing-duration>PT1H41M28S</meta:editing-duration>
    <meta:editing-cycles>47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20" meta:word-count="704" meta:character-count="5036" meta:non-whitespace-character-count="4346"/>
  </office:meta>
</office:document-meta>
</file>